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green" style:family="text">
      <style:text-properties fo:background-color="#00ff00"/>
    </style:style>
    <style:style style:name="T1" style:family="text">
      <style:text-properties fo:background-color="#0000ff"/>
    </style:style>
    <style:style style:name="T2" style:family="text">
      <style:text-properties fo:background-color="#ff0000"/>
    </style:style>
  </office:automatic-styles>
  <office:body>
    <office:text>
      <text:p>According the ODF 1.2 specification, consecutive whitespace characters (space, tab, newline) should be collapsed to one space within &lt;text:p&gt; and &lt;text:h&gt; elements. The &lt;text:s&gt; element is not considered for collapsing. In this document, several combinations of spaces, text and &lt;text:span&gt; elements are shown. The number of spaces that should be displayed between the 'a' and 'b' characters is printed at the end of each line.</text:p>
      <text:h text:outline-level="1">Simple spaces</text:h>
      <text:p>no space</text:p>
      <text:p><text:span text:style-name="green"><text:span text:style-name="T1">a</text:span><text:span text:style-name="T2">b</text:span></text:span><text:tab/>&lt;span&gt;a&lt;/span&gt;&lt;span&gt;b&lt;/span&gt;<text:tab/>0</text:p>
      <text:p>one space</text:p>
      <text:p><text:span text:style-name="green"><text:span text:style-name="T1">a </text:span><text:span text:style-name="T2">b</text:span></text:span><text:tab/>&lt;span&gt;a &lt;/span&gt;&lt;span&gt;b&lt;/span&gt;<text:tab/>1</text:p>
      <text:p><text:span text:style-name="green"><text:span text:style-name="T1">a</text:span> <text:span text:style-name="T2">b</text:span></text:span><text:tab/>&lt;span&gt;a&lt;/span&gt; &lt;span&gt;b&lt;/span&gt;<text:tab/>1</text:p>
      <text:p><text:span text:style-name="green"><text:span text:style-name="T1">a</text:span><text:span text:style-name="T2"> b</text:span></text:span><text:tab/>&lt;span&gt;a&lt;/span&gt;&lt;span&gt; b&lt;/span&gt;<text:tab/>1</text:p>
      <text:p>two consecutive spaces</text:p>
      <text:p><text:span text:style-name="green"><text:span text:style-name="T1">a</text:span> <text:span text:style-name="T2"> b</text:span></text:span><text:tab/>&lt;span&gt;a&lt;/span&gt; &lt;span&gt; b&lt;/span&gt;<text:tab/>1</text:p>
      <text:p><text:span text:style-name="green"><text:span text:style-name="T1">a </text:span><text:span text:style-name="T2"> b</text:span></text:span><text:tab/>&lt;span&gt;a &lt;/span&gt;&lt;span&gt; b&lt;/span&gt;<text:tab/>1</text:p>
      <text:p><text:span text:style-name="green"><text:span text:style-name="T1">a </text:span> <text:span text:style-name="T2">b</text:span></text:span><text:tab/>&lt;span&gt;a &lt;/span&gt; &lt;span&gt;b&lt;/span&gt;<text:tab/>1</text:p>
      <text:p>three consecutive spaces<text:tab/></text:p>
      <text:p><text:span text:style-name="green"><text:span text:style-name="T1">a </text:span> <text:span text:style-name="T2"> b</text:span></text:span><text:tab/>&lt;span&gt;a &lt;/span&gt; &lt;span&gt; b&lt;/span&gt;<text:tab/>1</text:p>
      <text:h text:outline-level="1">Spaces and &lt;s/&gt;</text:h>
      <text:p>no space</text:p>
      <text:p><text:span text:style-name="green"><text:span text:style-name="T1">a</text:span><text:s/><text:span text:style-name="T2">b</text:span></text:span><text:tab/>&lt;span&gt;a&lt;/span&gt;&lt;s/&gt;&lt;span&gt;b&lt;/span&gt;<text:tab/>1</text:p>
      <text:p>one space</text:p>
      <text:p><text:span text:style-name="green"><text:span text:style-name="T1">a </text:span><text:s/><text:span text:style-name="T2">b</text:span></text:span><text:tab/>&lt;span&gt;a &lt;/span&gt;&lt;s/&gt;&lt;span&gt;b&lt;/span&gt;<text:tab/>2</text:p>
      <text:p><text:span text:style-name="green"><text:span text:style-name="T1">a</text:span> <text:s/><text:span text:style-name="T2">b</text:span></text:span><text:tab/>&lt;span&gt;a&lt;/span&gt; &lt;s/&gt;&lt;span&gt;b&lt;/span&gt;<text:tab/>2</text:p>
      <text:p><text:span text:style-name="green"><text:span text:style-name="T1">a</text:span><text:s/> <text:span text:style-name="T2">b</text:span></text:span><text:tab/>&lt;span&gt;a&lt;/span&gt;&lt;s/&gt; &lt;span&gt;b&lt;/span&gt;<text:tab/>2</text:p>
      <text:p><text:span text:style-name="green"><text:span text:style-name="T1">a</text:span><text:s/><text:span text:style-name="T2"> b</text:span></text:span><text:tab/>&lt;span&gt;a&lt;/span&gt;&lt;s/&gt;&lt;span&gt; b&lt;/span&gt;<text:tab/>2</text:p>
      <text:p>two spaces</text:p>
      <text:p><text:span text:style-name="green"><text:span text:style-name="T1">a </text:span> <text:s/><text:span text:style-name="T2">b</text:span></text:span><text:tab/>&lt;span&gt;a &lt;/span&gt; &lt;s/&gt;&lt;span&gt;b&lt;/span&gt;<text:tab/>2</text:p>
      <text:p><text:span text:style-name="green"><text:span text:style-name="T1">a </text:span><text:s/> <text:span text:style-name="T2">b</text:span></text:span><text:tab/>&lt;span&gt;a &lt;/span&gt;&lt;s/&gt; &lt;span&gt;b&lt;/span&gt;<text:tab/>3</text:p>
      <text:p><text:span text:style-name="green"><text:span text:style-name="T1">a </text:span><text:s/><text:span text:style-name="T2"> b</text:span></text:span><text:tab/>&lt;span&gt;a &lt;/span&gt;&lt;s/&gt;&lt;span&gt; b&lt;/span&gt;<text:tab/>3</text:p>
      <text:p><text:span text:style-name="green"><text:span text:style-name="T1">a</text:span> <text:s/> <text:span text:style-name="T2">b</text:span></text:span><text:tab/>&lt;span&gt;a&lt;/span&gt; &lt;s/&gt; &lt;span&gt;b&lt;/span&gt;<text:tab/>3</text:p>
      <text:p><text:span text:style-name="green"><text:span text:style-name="T1">a</text:span> <text:s/><text:span text:style-name="T2"> b</text:span></text:span><text:tab/>&lt;span&gt;a&lt;/span&gt; &lt;s/&gt;&lt;span&gt; b&lt;/span&gt;<text:tab/>3</text:p>
      <text:p><text:span text:style-name="green"><text:span text:style-name="T1">a</text:span><text:s/> <text:span text:style-name="T2"> b</text:span></text:span><text:tab/>&lt;span&gt;a&lt;/span&gt;&lt;s/&gt; &lt;span&gt; b&lt;/span&gt;<text:tab/>2</text:p>
      <text:p>three spaces</text:p>
      <text:p><text:span text:style-name="green"><text:span text:style-name="T1">a</text:span> <text:s/> <text:span text:style-name="T2"> b</text:span></text:span><text:tab/>&lt;span&gt;a&lt;/span&gt; &lt;s/&gt; &lt;span&gt; b&lt;/span&gt;<text:tab/>3</text:p>
      <text:p><text:span text:style-name="green"><text:span text:style-name="T1">a </text:span><text:s/> <text:span text:style-name="T2"> b</text:span></text:span><text:tab/>&lt;span&gt;a &lt;/span&gt;&lt;s/&gt; &lt;span&gt; b&lt;/span&gt;<text:tab/>3</text:p>
      <text:p><text:span text:style-name="green"><text:span text:style-name="T1">a </text:span> <text:s/><text:span text:style-name="T2"> b</text:span></text:span><text:tab/>&lt;span&gt;a &lt;/span&gt; &lt;s/&gt;&lt;span&gt; b&lt;/span&gt;<text:tab/>3</text:p>
      <text:p><text:span text:style-name="green"><text:span text:style-name="T1">a </text:span> <text:s/> <text:span text:style-name="T2">b</text:span></text:span><text:tab/>&lt;span&gt;a &lt;/span&gt; &lt;s/&gt; &lt;span&gt;b&lt;/span&gt;<text:tab/>3</text:p>
      <text:p>four spaces</text:p>
      <text:p><text:span text:style-name="green"><text:span text:style-name="T1">a </text:span> <text:s/> <text:span text:style-name="T2"> b</text:span></text:span><text:tab/>&lt;span&gt;a &lt;/span&gt; &lt;s/&gt; &lt;span&gt; b&lt;/span&gt;<text:tab/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</style:style>
    <style:style style:name="green" style:family="paragraph" style:parent-style-name="Standard" style:next-style-name="Standard">
      <style:paragraph-properties fo:background-color="#00ff00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</office:document-meta>
</file>